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fo:background-color="transparent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style:vertical-align="middle" fo:background-color="#B4C6E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B4C6E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B4C6E7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B4C6E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B4C6E7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Nanouk</text:p>
          </table:table-cell>
          <table:covered-table-cell/>
          <table:table-cell office:value-type="string" table:style-name="ce2">
            <text:p>Made by: Sam</text:p>
          </table:table-cell>
          <table:table-cell table:number-columns-repeated="2" table:style-name="ce3"/>
          <table:table-cell office:value-type="string" table:number-columns-spanned="3" table:number-rows-spanned="1" table:style-name="ce19">
            <text:p>Date: Jan 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Babystay</text:p>
          </table:table-cell>
          <table:table-cell office:value-type="string" table:style-name="ce23">
            <text:p>5mm 1x19</text:p>
          </table:table-cell>
          <table:table-cell office:value-type="string" table:style-name="ce24">
            <text:p>Eye</text:p>
          </table:table-cell>
          <table:table-cell office:value-type="string" table:style-name="ce24">
            <text:p>3/8 RS</text:p>
          </table:table-cell>
          <table:table-cell office:value-type="float" office:value="4835" table:style-name="ce24">
            <text:p>4835</text:p>
          </table:table-cell>
          <table:table-cell office:value-type="string" table:style-name="ce24">
            <text:p>Y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This length includes toggle<text:s/></text:p>
          </table:table-cell>
          <table:table-cell table:number-columns-repeated="16376"/>
        </table:table-row>
        <table:table-row table:style-name="ro3">
          <table:covered-table-cell/>
          <table:table-cell table:style-name="ce25"/>
          <table:table-cell office:value-type="string" table:style-name="ce26">
            <text:p>039-05</text:p>
          </table:table-cell>
          <table:table-cell office:value-type="string" table:style-name="ce26">
            <text:p>B24-05</text:p>
          </table:table-cell>
          <table:table-cell office:value-type="string" table:style-name="ce26">
            <text:p>See note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ers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3/8 RS</text:p>
          </table:table-cell>
          <table:table-cell office:value-type="float" office:value="5320" table:style-name="ce10">
            <text:p>532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6</text:p>
          </table:table-cell>
          <table:table-cell office:value-type="string" table:style-name="ce12">
            <text:p>B24-386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2">
            <text:p>Caps</text:p>
          </table:table-cell>
          <table:table-cell office:value-type="string" table:style-name="ce23">
            <text:p>6mm 1x19</text:p>
          </table:table-cell>
          <table:table-cell office:value-type="string" table:style-name="ce24">
            <text:p>Eye</text:p>
          </table:table-cell>
          <table:table-cell office:value-type="string" table:style-name="ce24">
            <text:p>3/8 RS</text:p>
          </table:table-cell>
          <table:table-cell office:value-type="float" office:value="9705" table:style-name="ce24">
            <text:p>9705</text:p>
          </table:table-cell>
          <table:table-cell office:value-type="string" table:style-name="ce24">
            <text:p>Y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number-columns-repeated="16376"/>
        </table:table-row>
        <table:table-row table:style-name="ro3">
          <table:covered-table-cell/>
          <table:table-cell table:style-name="ce25"/>
          <table:table-cell office:value-type="string" table:style-name="ce26">
            <text:p>039-06</text:p>
          </table:table-cell>
          <table:table-cell office:value-type="string" table:style-name="ce26">
            <text:p>B24-386</text:p>
          </table:table-cell>
          <table:table-cell table:style-name="ce26"/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9">
            <text:p>6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3/8 RS</text:p>
          </table:table-cell>
          <table:table-cell office:value-type="float" office:value="10745" table:style-name="ce10">
            <text:p>10745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This length includes toggle<text:s/></text:p>
          </table:table-cell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6</text:p>
          </table:table-cell>
          <table:table-cell office:value-type="string" table:style-name="ce12">
            <text:p>B24-386</text:p>
          </table:table-cell>
          <table:table-cell office:value-type="string" table:style-name="ce12">
            <text:p>See note</text:p>
          </table:table-cell>
          <table:table-cell table:number-columns-repeated="3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13"/>
          <table:table-cell table:number-columns-repeated="6"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0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3-05T16:46:07Z</dc:date>
    <meta:print-date>2022-03-30T14:10:54Z</meta:print-date>
  </office:meta>
</office:document-meta>
</file>